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stroke="dash" draw:stroke-dash="Fine_20_Dashed_20__28_var_29_" draw:fill="solid" draw:fill-color="#ffffcc" draw:opacity="50%" draw:textarea-vertical-align="middle"/>
    </style:style>
    <style:style style:name="gr4" style:family="graphic" style:parent-style-name="standard">
      <style:graphic-properties draw:stroke="solid" svg:stroke-width="0.212cm" svg:stroke-color="#000000" draw:marker-start="Square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212cm" svg:stroke-color="#000000" draw:marker-start="Arrow" draw:marker-start-width="0.618cm" draw:marker-end="Square" draw:marker-end-width="0.618cm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draw:marker-start="Arrow" draw:marker-start-width="0.618cm" draw:marker-end="Arrow" draw:marker-end-width="0.618cm" draw:fill="none" draw:textarea-vertical-align="middle" fo:padding-top="0.233cm" fo:padding-bottom="0.231cm" fo:padding-left="0.356cm" fo:padding-right="0.356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4" draw:id="id4" draw:layer="layout" svg:width="8.93cm" svg:height="2.87cm" draw:transform="skewX (-0.0003490658503988) rotate (-1.57149445849658) translate (7.557cm 1.695cm)">
          <text:p text:style-name="P1"><text:span text:style-name="T1">DOM</text:span></text:p>
        </draw:rect>
        <draw:rect draw:style-name="gr2" draw:text-style-name="P2" xml:id="id1" draw:id="id1" draw:layer="layout" svg:width="9.181cm" svg:height="2.871cm" draw:transform="skewX (-0.0003490658503988) rotate (-1.57149445849658) translate (15.195cm 1.695cm)">
          <text:p text:style-name="P1"><text:span text:style-name="T1">PASSIVE</text:span></text:p>
          <text:p text:style-name="P1"><text:span text:style-name="T1">VIEW</text:span></text:p>
        </draw:rect>
        <draw:rect draw:style-name="gr3" draw:text-style-name="P2" xml:id="id2" draw:id="id2" draw:layer="layout" svg:width="9.181cm" svg:height="5.091cm" draw:transform="skewX (-0.000872664625997) rotate (-1.57184352434698) translate (24.19cm 1.585cm)">
          <text:p text:style-name="P1"><text:span text:style-name="T1">UI</text:span></text:p>
          <text:p text:style-name="P1"><text:span text:style-name="T1">“</text:span><text:span text:style-name="T1">CONTROL”</text:span></text:p>
          <text:p text:style-name="P1"><text:span text:style-name="T1">STUB</text:span></text:p>
        </draw:rect>
        <draw:line draw:style-name="gr4" draw:text-style-name="P1" draw:layer="layout" svg:x1="7.528cm" svg:y1="4.747cm" svg:x2="12.385cm" svg:y2="4.747cm">
          <text:p text:style-name="P1">DOM EVENTS</text:p>
          <text:p text:style-name="P1"/>
          <text:p text:style-name="P1"/>
        </draw:line>
        <draw:line draw:style-name="gr5" draw:text-style-name="P1" draw:layer="layout" svg:x1="7.441cm" svg:y1="8.018cm" svg:x2="12.298cm" svg:y2="8.018cm">
          <text:p text:style-name="P1">DOM UPDATE</text:p>
          <text:p text:style-name="P1"/>
          <text:p text:style-name="P1"/>
        </draw:line>
        <draw:connector draw:style-name="gr6" draw:text-style-name="P1" draw:layer="layout" draw:type="line" svg:x1="15.192cm" svg:y1="6.285cm" svg:x2="19.094cm" svg:y2="6.174cm" draw:start-shape="id1" draw:start-glue-point="0" draw:end-shape="id2" draw:end-glue-point="2" svg:d="M15192 6285l3902-111">
          <text:p/>
        </draw:connector>
        <draw:rect draw:style-name="gr7" draw:text-style-name="P3" xml:id="id3" draw:id="id3" draw:layer="layout" svg:width="6.985cm" svg:height="3.175cm" svg:x="10.417cm" svg:y="13.87cm">
          <text:p text:style-name="P1"><text:span text:style-name="T2">TESTS</text:span></text:p>
        </draw:rect>
        <draw:connector draw:style-name="gr6" draw:text-style-name="P1" draw:layer="layout" svg:x1="17.402cm" svg:y1="15.457cm" svg:x2="21.635cm" svg:y2="10.765cm" draw:start-shape="id3" draw:start-glue-point="1" draw:end-shape="id2" draw:end-glue-point="1" svg:d="M17402 15457h4233v-4692">
          <text:p/>
        </draw:connector>
        <draw:connector draw:style-name="gr6" draw:text-style-name="P1" draw:layer="layout" svg:x1="6.116cm" svg:y1="10.625cm" svg:x2="10.417cm" svg:y2="15.457cm" draw:start-shape="id4" draw:start-glue-point="1" draw:end-shape="id3" draw:end-glue-point="3" svg:d="M6116 10625v4832h4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" svg:viewBox="0 0 10 10" svg:d="M0 0h10v10h-10z"/>
    <draw:stroke-dash draw:name="Dashed_20__28_var_29__20_2" draw:display-name="Dashed (var)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7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que Amodeo</meta:initial-creator>
    <meta:creation-date>2015-01-18T18:04:02</meta:creation-date>
    <dc:date>2015-01-18T19:26:06</dc:date>
    <meta:editing-duration>PT17M31S</meta:editing-duration>
    <meta:editing-cycles>3</meta:editing-cycles>
    <meta:generator>OpenOffice/4.1.0$Unix OpenOffice.org_project/410m18$Build-9764</meta:generator>
    <dc:creator>Enrique Amodeo</dc:creator>
    <meta:document-statistic meta:object-count="9"/>
  </office:meta>
</office:document-meta>
</file>